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ingStackTraceToActualInvocationTest.thi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ingStackTraceToActualInvocationTest.four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ingStackTraceToActualInvocation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intingStackTraceToActualInvocationTest.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ingStackTraceToActualInvocationTest.shouldNotPointStackTracesToRunners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intingStackTraceToActualInvocationTest.shouldPointToTooManyInvocationsChunkOn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intingStackTraceToActualInvocationTest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